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Poppins" svg:font-family="Poppins,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b27f" officeooo:paragraph-rsid="001bb27f"/>
    </style:style>
    <style:style style:name="P2" style:family="paragraph" style:parent-style-name="Text_20_body">
      <style:paragraph-properties fo:margin-top="0cm" fo:margin-bottom="0cm" loext:contextual-spacing="false" fo:text-align="center" style:justify-single-word="false" fo:orphans="2" fo:widows="2"/>
      <style:text-properties fo:font-variant="normal" fo:text-transform="none" fo:color="#343a40" style:font-name="Abyssinica SIL" fo:font-size="24pt" fo:letter-spacing="normal" fo:font-style="normal" fo:font-weight="bold" style:font-size-asian="24pt" style:font-weight-asian="bold" style:font-size-complex="24pt" style:font-weight-complex="bold"/>
    </style:style>
    <style:style style:name="P3"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Abyssinica SIL" fo:font-size="24pt" fo:letter-spacing="normal" fo:font-style="normal" style:text-underline-style="solid" style:text-underline-width="auto" style:text-underline-color="font-color" fo:font-weight="bold" officeooo:rsid="001eb242" officeooo:paragraph-rsid="001eb242" style:font-size-asian="24pt" style:font-weight-asian="bold" style:font-size-complex="24pt" style:font-weight-complex="bold"/>
    </style:style>
    <style:style style:name="P4"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24pt" fo:letter-spacing="normal" fo:font-style="normal" style:text-underline-style="solid" style:text-underline-width="auto" style:text-underline-color="font-color" fo:font-weight="bold" officeooo:rsid="001eb242" officeooo:paragraph-rsid="001eb242" style:font-size-asian="24pt" style:font-weight-asian="bold" style:font-size-complex="24pt" style:font-weight-complex="bold"/>
    </style:style>
    <style:style style:name="P5" style:family="paragraph" style:parent-style-name="Text_20_body">
      <style:paragraph-properties fo:margin-top="0cm" fo:margin-bottom="0cm" loext:contextual-spacing="false" fo:text-align="start" style:justify-single-word="false" fo:orphans="2" fo:widows="2"/>
      <style:text-properties fo:font-variant="normal" fo:text-transform="none" fo:color="#1c1c1c" style:font-name="Liberation Serif" fo:font-size="13pt" fo:letter-spacing="normal" fo:font-style="normal" fo:font-weight="bold" officeooo:rsid="001eb242" officeooo:paragraph-rsid="001eb242" style:font-size-asian="13pt" style:font-weight-asian="bold" style:font-size-complex="13pt" style:font-weight-complex="bold"/>
    </style:style>
    <style:style style:name="P6" style:family="paragraph" style:parent-style-name="Standard">
      <style:text-properties style:text-underline-style="solid" style:text-underline-width="auto" style:text-underline-color="font-color" officeooo:rsid="0025ba69" officeooo:paragraph-rsid="0025ba69"/>
    </style:style>
    <style:style style:name="P7" style:family="paragraph" style:parent-style-name="Standard">
      <style:text-properties fo:font-size="11pt" officeooo:rsid="001942ca" officeooo:paragraph-rsid="001942ca" style:font-size-asian="11pt" style:font-size-complex="11pt"/>
    </style:style>
    <style:style style:name="P8" style:family="paragraph" style:parent-style-name="Standard" style:list-style-name="L3">
      <style:text-properties fo:font-size="11pt" officeooo:rsid="001942ca" officeooo:paragraph-rsid="001942ca" style:font-size-asian="11pt" style:font-size-complex="11pt"/>
    </style:style>
    <style:style style:name="P9" style:family="paragraph" style:parent-style-name="Standard" style:list-style-name="L3">
      <style:text-properties fo:font-size="11pt" officeooo:rsid="001a1cac" officeooo:paragraph-rsid="001a1cac" style:font-size-asian="11pt" style:font-size-complex="11pt"/>
    </style:style>
    <style:style style:name="P10" style:family="paragraph" style:parent-style-name="Standard">
      <style:text-properties fo:font-size="11pt" officeooo:rsid="001a1cac" officeooo:paragraph-rsid="001a1cac" style:font-size-asian="11pt" style:font-size-complex="11pt"/>
    </style:style>
    <style:style style:name="P11" style:family="paragraph" style:parent-style-name="Standard">
      <style:text-properties fo:font-size="11pt" officeooo:rsid="001b9a98" officeooo:paragraph-rsid="001b9a98" style:font-size-asian="11pt" style:font-size-complex="11pt"/>
    </style:style>
    <style:style style:name="P12" style:family="paragraph" style:parent-style-name="Standard">
      <style:text-properties fo:font-size="11pt" officeooo:rsid="001bb27f" officeooo:paragraph-rsid="001bb27f" style:font-size-asian="11pt" style:font-size-complex="11pt"/>
    </style:style>
    <style:style style:name="P13" style:family="paragraph" style:parent-style-name="Text_20_body">
      <style:text-properties style:font-name="Liberation Serif" fo:font-size="12pt" fo:font-weight="normal" style:font-size-asian="12pt" style:font-weight-asian="normal" style:font-size-complex="12pt" style:font-weight-complex="normal"/>
    </style:style>
    <style:style style:name="P14" style:family="paragraph" style:parent-style-name="Text_20_body">
      <style:text-properties style:font-name="Liberation Serif" fo:font-size="12pt" style:text-underline-style="solid" style:text-underline-width="auto" style:text-underline-color="font-color" fo:font-weight="normal" officeooo:rsid="0025ba69" officeooo:paragraph-rsid="0025ba69" style:font-size-asian="12pt" style:font-weight-asian="normal" style:font-size-complex="12pt" style:font-weight-complex="normal"/>
    </style:style>
    <style:style style:name="P15" style:family="paragraph" style:parent-style-name="Text_20_body">
      <style:text-properties fo:font-variant="normal" fo:text-transform="none" fo:color="#000000" style:text-line-through-style="none" style:text-line-through-type="none" style:font-name="Liberation Serif" fo:font-size="11pt" fo:font-style="normal" style:text-underline-style="none" fo:font-weight="normal" officeooo:paragraph-rsid="0022be45" style:text-blinking="false" fo:background-color="transparent"/>
    </style:style>
    <style:style style:name="P16"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343a40" style:font-name="Poppins" fo:font-size="10.3000001907349pt" fo:letter-spacing="normal" fo:font-style="normal" fo:font-weight="normal"/>
    </style:style>
    <style:style style:name="P17"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343a40" style:font-name="Poppins" fo:font-size="10.3000001907349pt" fo:letter-spacing="normal" fo:font-style="normal" fo:font-weight="normal" officeooo:paragraph-rsid="001eb242"/>
    </style:style>
    <style:style style:name="P18" style:family="paragraph" style:parent-style-name="Text_20_body">
      <style:paragraph-properties fo:margin-top="0cm" fo:margin-bottom="0cm" loext:contextual-spacing="false" fo:text-align="start" style:justify-single-word="false" fo:orphans="2" fo:widows="2"/>
      <style:text-properties fo:font-variant="normal" fo:text-transform="none" fo:color="#343a40" style:font-name="Poppins" fo:font-size="10.3000001907349pt" fo:letter-spacing="normal" fo:font-style="normal" fo:font-weight="normal" officeooo:rsid="0022be45" officeooo:paragraph-rsid="0022be45"/>
    </style:style>
    <style:style style:name="P19" style:family="paragraph" style:parent-style-name="Text_20_body" style:list-style-name="L2">
      <style:paragraph-properties fo:margin-top="0cm" fo:margin-bottom="0cm" loext:contextual-spacing="false" fo:text-align="start" style:justify-single-word="false" fo:orphans="2" fo:widows="2"/>
      <style:text-properties fo:font-variant="normal" fo:text-transform="none" fo:color="#1c1c1c" style:font-name="Liberation Serif" fo:font-size="13pt" fo:letter-spacing="normal" fo:font-style="normal" fo:font-weight="bold" officeooo:rsid="001eb242" officeooo:paragraph-rsid="001eb242" style:font-size-asian="13pt" style:font-weight-asian="bold" style:font-size-complex="13pt" style:font-weight-complex="bold"/>
    </style:style>
    <style:style style:name="P20" style:family="paragraph" style:parent-style-name="Text_20_body" style:list-style-name="L2">
      <style:paragraph-properties fo:margin-top="0cm" fo:margin-bottom="0cm" loext:contextual-spacing="false" fo:text-align="start" style:justify-single-word="false" fo:orphans="2" fo:widows="2">
        <style:tab-stops>
          <style:tab-stop style:position="-0.277cm"/>
        </style:tab-stops>
      </style:paragraph-properties>
      <style:text-properties fo:font-variant="normal" fo:text-transform="none" fo:color="#1c1c1c" style:font-name="Liberation Serif" fo:font-size="13pt" fo:letter-spacing="normal" fo:font-style="normal" fo:font-weight="bold" officeooo:rsid="001eb242" officeooo:paragraph-rsid="001eb242" style:font-size-asian="13pt" style:font-weight-asian="bold" style:font-size-complex="13pt" style:font-weight-complex="bold"/>
    </style:style>
    <style:style style:name="P21" style:family="paragraph" style:parent-style-name="Text_20_body" style:list-style-name="L2">
      <style:paragraph-properties fo:margin-top="0cm" fo:margin-bottom="0cm" loext:contextual-spacing="false" fo:text-align="start" style:justify-single-word="false" fo:orphans="2" fo:widows="2">
        <style:tab-stops>
          <style:tab-stop style:position="-0.277cm"/>
        </style:tab-stops>
      </style:paragraph-properties>
      <style:text-properties fo:font-variant="normal" fo:text-transform="none" fo:color="#1c1c1c" style:font-name="Liberation Serif" fo:font-size="13pt" fo:letter-spacing="normal" fo:font-style="normal" fo:font-weight="bold" officeooo:rsid="001eb242" officeooo:paragraph-rsid="00203d22" style:font-size-asian="13pt" style:font-weight-asian="bold" style:font-size-complex="13pt" style:font-weight-complex="bold"/>
    </style:style>
    <style:style style:name="P22" style:family="paragraph" style:parent-style-name="Text_20_body">
      <style:paragraph-properties fo:margin-top="0cm" fo:margin-bottom="0cm" loext:contextual-spacing="false" fo:text-align="start" style:justify-single-word="false" fo:orphans="2" fo:widows="2"/>
      <style:text-properties fo:font-variant="normal" fo:text-transform="none" fo:color="#1c1c1c" style:font-name="Poppins" fo:font-size="10.3000001907349pt" fo:letter-spacing="normal" fo:font-style="normal" style:text-underline-style="solid" style:text-underline-width="auto" style:text-underline-color="font-color" fo:font-weight="normal" officeooo:rsid="0025ba69" officeooo:paragraph-rsid="0025ba69"/>
    </style:style>
    <style:style style:name="P23" style:family="paragraph" style:parent-style-name="Text_20_body">
      <style:paragraph-properties fo:margin-top="0cm" fo:margin-bottom="0.423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T1" style:family="text">
      <style:text-properties officeooo:rsid="001b9a98"/>
    </style:style>
    <style:style style:name="T2" style:family="text">
      <style:text-properties fo:language="en" fo:country="US"/>
    </style:style>
    <style:style style:name="T3" style:family="text">
      <style:text-properties officeooo:rsid="0023fd21"/>
    </style:style>
    <style:style style:name="T4" style:family="text">
      <style:text-properties officeooo:rsid="0025ba69"/>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73286962" text:style-name="L1">
        <text:list-header>
          <text:p text:style-name="P16"/>
        </text:list-header>
      </text:list>
      <text:p text:style-name="P2"/>
      <text:p text:style-name="P3">Web Analysis</text:p>
      <text:p text:style-name="P4"/>
      <text:list xml:id="list1432544191" text:style-name="L2">
        <text:list-item>
          <text:p text:style-name="P19">What site is this? (Is it clear enough?)</text:p>
          <text:p text:style-name="P19"/>
        </text:list-item>
        <text:list-item>
          <text:p text:style-name="P19">Does it follow conventions?</text:p>
        </text:list-item>
      </text:list>
      <text:p text:style-name="P5"><text:tab/>·Menus, logos, content…</text:p>
      <text:p text:style-name="P5"><text:tab/>·Are elements clear enough?</text:p>
      <text:p text:style-name="P5"/>
      <text:list xml:id="list184702329224998" text:continue-numbering="true" text:style-name="L2">
        <text:list-item>
          <text:p text:style-name="P19">Is the hierarchy evident (sections, subsections,…)? Can I see the major sections of the site? What options do I have at this level of the hierarchy?</text:p>
          <text:p text:style-name="P19"/>
        </text:list-item>
        <text:list-item>
          <text:p text:style-name="P19">Are the pages divided in well defined sections / layers?</text:p>
          <text:p text:style-name="P19"/>
        </text:list-item>
        <text:list-item>
          <text:p text:style-name="P20">Can you distinguish links and buttons?</text:p>
          <text:p text:style-name="P20"/>
        </text:list-item>
        <text:list-item>
          <text:p text:style-name="P20">Is there any content that distracts the user?</text:p>
          <text:p text:style-name="P20"/>
        </text:list-item>
        <text:list-item>
          <text:p text:style-name="P20">Is the content structured?</text:p>
          <text:p text:style-name="P20"/>
        </text:list-item>
        <text:list-item>
          <text:p text:style-name="P21">Are there any search options? Are they clear enough?</text:p>
        </text:list-item>
      </text:list>
      <text:p text:style-name="P18"/>
      <text:p text:style-name="P22">Personal Answer</text:p>
      <text:list xml:id="list184703089093516" text:continue-list="list2873286962" text:style-name="L1">
        <text:list-header>
          <text:p text:style-name="P17"/>
        </text:list-header>
      </text:list>
      <text:p text:style-name="P13">1- <text:span text:style-name="T2">It is a van and car rental website, it is clearly seen because it has a rear-view mirror image, red is a color that has to do with cars, and the first section from the top left says cars and vans and the second says rental</text:span></text:p>
      <text:p text:style-name="P13">2-<text:bookmark text:name="tw-target-text"/>• <text:span text:style-name="T2">The logo is at the top left and the logo itself serves as a link to the main page</text:span></text:p>
      <text:p text:style-name="P13"><text:s text:c="4"/>• <text:span text:style-name="T2">It does not have a side menu, the page focuses a lot on renting a vehicle and has some links in the header such as offers, long-term rentals or contact. In addition, the footer is very long and specializes in each of the cities and countries in which you can rent a vehicle.</text:span></text:p>
      <text:p text:style-name="P13"><text:s text:c="4"/>• <text:span text:style-name="T2">The logos, icons and search bars are quite large and intuitive.</text:span></text:p>
      <text:p text:style-name="P13"><text:bookmark text:name="tw-target-text1"/>3- On the main page it focuses a lot on the main application of the page which is renting a vehicle. The other available sections are more secondary. In the header are the most used secondary options such as long rentals, offers, services and contact. In the footer there is a drop-down that has everything you may need such as rentals divided by zones (Countries, Cities, Airports …)</text:p>
      <text:p text:style-name="P13">4-Yes, the pages are clearly divided and when you access a link from another page such as the offers, in addition to the link clarifying where we are, there is also centered text that says: Offers</text:p>
      <text:p text:style-name="P13"><text:soft-page-break/>5-Yes, the links and buttons stand out with the background and are quite intuitive.</text:p>
      <text:p text:style-name="P13">6-In my opinion I would say that the headboard is too wide, that the red color is too predominant</text:p>
      <text:p text:style-name="P13">7-Yes, the most important thing is the search engine that is in the center, above you have possible options that you need in view, and below the destinations. The only thing that I dislike a bit is that managing my reservation is only in a second line of the header.</text:p>
      <text:p text:style-name="P13">8-You cannot search for text in general, you can only search for car collection offices, later on you can choose the different types of cars, which is not a search engine, but rather a catalog.</text:p>
      <text:p text:style-name="P13"/>
      <text:p text:style-name="P14">Collective Answer</text:p>
      <text:p text:style-name="P14"/>
      <text:p text:style-name="Text_20_body"><text:bookmark text:name="tw-target-text2"/>1- <text:span text:style-name="T4">Y</text:span>es, the logo is clearly visible and the function of the page is clear</text:p>
      <text:p text:style-name="Text_20_body">2- <text:span text:style-name="T4">Most of the web does</text:span>, but it has a very large footer and the page is not 100% responsive since it is not adapted to all resolutions</text:p>
      <text:p text:style-name="Text_20_body">3- Yes, the hierarchy is clear and evident</text:p>
      <text:p text:style-name="Text_20_body">4- The sections are well divided and clearly marked</text:p>
      <text:p text:style-name="Text_20_body">5- The buttons are distinguished because they are those of the upper bar and the links too, but the text of the buttons of the upper bar overlap in the underline</text:p>
      <text:p text:style-name="Text_20_body">6- The color of the page is very invasive</text:p>
      <text:p text:style-name="Text_20_body">7- Yes, the content is well structured and distributed</text:p>
      <text:p text:style-name="Text_20_body">8- It has a search engine for the rental option but it does not have a traditional search engine bar for the website</text:p>
      <text:p text:style-name="Text_20_body"/>
      <text:p text:style-name="P14"/>
      <text:p text:style-name="P14">Respuesta Individual Español</text:p>
      <text:p text:style-name="P7">1-Es una pagina web de alquiler de furgonetas y coches, se ve claramente porque tiene una imagen de espejo retrovisor, el rojo es un color muy de coches, y la primera seccion de arriba a la izq pone cochesy furgonetas y la segunda pone alquiler</text:p>
      <text:p text:style-name="P7"/>
      <text:p text:style-name="P7">2-</text:p>
      <text:list xml:id="list2293456446" text:style-name="L3">
        <text:list-item>
          <text:p text:style-name="P8">El logo está arriba a la izquierda y el propio logo sirve como enlace a la pagina principal</text:p>
        </text:list-item>
        <text:list-item>
          <text:p text:style-name="P9">No tiene un menú lateral, la pagina se centra mucho en alquilar un vehiculo y tiene algunos enlaces en la cabecera como ofertas, alquileres de larga duracion o contacto. Ademas el footer es muy largo y se especializa en cada una de las ciudades y paises en los que puedes alquilar un vehiculo.</text:p>
        </text:list-item>
        <text:list-item>
          <text:p text:style-name="P9">Los logos, iconos y barras de busqueda son bastante grandes e intuitivos.</text:p>
          <text:p text:style-name="P9"/>
        </text:list-item>
      </text:list>
      <text:p text:style-name="P10">3- <text:span text:style-name="T1">En la pagina principal se centra mucho en la aplicacion principal de la pagina que es que alquiles un coche. Las otras secciones disponibles son mas secundarias. En el header estan las opciones secundarias más usadas como alquileres largos, ofertas, servicios y contacto. En el footer hay un desplegable que tiene todo lo que puedas necesitar como alquileres dividido por zonas(Paises, Ciudades, Aeropuertos...)</text:span></text:p>
      <text:p text:style-name="P10"/>
      <text:p text:style-name="P11"><text:soft-page-break/>4-Si, las paginas estan claramente divididas y cuando accedes a un link de otra pagina como la de ofertas, además de que el link aclara donde estamos, tambien hay texto centrado que dice: Ofertas</text:p>
      <text:p text:style-name="P11"/>
      <text:p text:style-name="P11">5-Si, Los links y botones destacan con el fondo y son bastante intuitivos.</text:p>
      <text:p text:style-name="P11"/>
      <text:p text:style-name="P12">6-En mi opinion diria que la cabecera es demasiado ancha, que el color rojo es demasiado predominante</text:p>
      <text:p text:style-name="P12"/>
      <text:p text:style-name="P12">7-Si, lo mas importante es el buscador que esta en el centro, arriba tienes a la vista posibles opciones que te hagan falta, y abajo los destinos. Lo unico que me disgusta un poco es que gestionar mi reserva esta solo en una segunda linea del header.</text:p>
      <text:p text:style-name="P12"/>
      <text:p text:style-name="P12">8-No puedes buscar texto en general, Solo puedes buscar oficinas de recogida del coche, mas adelante puedes elegir los distintos tipos de coches, que no es un buscador, es mas bien un catalogo.</text:p>
      <text:p text:style-name="P1"/>
      <text:p text:style-name="P6">Respuesta Colectiva en Español</text:p>
      <text:p text:style-name="P1"/>
      <text:p text:style-name="P15"><text:bookmark text:name="docs-internal-guid-7fcfc59a-7fff-359a-2e8d-9506742bc5df"/><text:span text:style-name="T3">1-</text:span>si, se ve claramente el logo y la función de la página es clara</text:p>
      <text:p text:style-name="P23"><text:span text:style-name="T3">2-</text:span>En gran parte sí pero tiene un footer muy grande y la pagina no es responsive al 100% ya que no está adaptado a todas las resoluciones</text:p>
      <text:p text:style-name="P23"><text:span text:style-name="T3">3-</text:span>Si, la jerarquía es clara y evidente</text:p>
      <text:p text:style-name="P23"><text:span text:style-name="T3">4-</text:span>Las secciones están bien divididas y claramente marcadas</text:p>
      <text:p text:style-name="P23"><text:span text:style-name="T3">5-</text:span>Los botones si se distinguen porque son los de la barra superior y los links tambien pero el texto de los botones de la barra superior se superponen en el subrayado</text:p>
      <text:p text:style-name="P23"><text:span text:style-name="T3">6-</text:span>El color de la pagina es muy invasivo</text:p>
      <text:p text:style-name="P23"><text:span text:style-name="T3">7-</text:span>Si, el contenido está bien estructurado y distribuido</text:p>
      <text:p text:style-name="P23"><text:span text:style-name="T3">8-</text:span>Tiene un buscador para la opción de alquiler pero no tiene una barra de buscador tradicional para la página web</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Poppins" svg:font-family="Poppins,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9T09:20:48.722302199</meta:creation-date>
    <meta:generator>LibreOffice/6.0.7.3$Linux_X86_64 LibreOffice_project/00m0$Build-3</meta:generator>
    <dc:date>2021-09-30T18:45:43.829791566</dc:date>
    <meta:editing-duration>PT20M37S</meta:editing-duration>
    <meta:editing-cycles>6</meta:editing-cycles>
    <meta:document-statistic meta:table-count="0" meta:image-count="0" meta:object-count="0" meta:page-count="3" meta:paragraph-count="56" meta:word-count="1056" meta:character-count="5759" meta:non-whitespace-character-count="4758"/>
  </office:meta>
</office:document-meta>
</file>